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f7" officeooo:paragraph-rsid="000e84f7"/>
    </style:style>
    <style:style style:name="P2" style:family="paragraph" style:parent-style-name="Standard">
      <style:text-properties fo:font-weight="bold" officeooo:rsid="000e84f7" officeooo:paragraph-rsid="000e84f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84f7" officeooo:paragraph-rsid="000e84f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daa4" officeooo:paragraph-rsid="0010daa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b3cc" officeooo:paragraph-rsid="0013b3cc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e84f7" officeooo:paragraph-rsid="000e84f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262bb" officeooo:paragraph-rsid="001262bb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0e84f7" officeooo:paragraph-rsid="000e84f7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e84f7" officeooo:paragraph-rsid="000e84f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8198" officeooo:paragraph-rsid="0010819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0daa4" officeooo:paragraph-rsid="0010daa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b3cc" officeooo:paragraph-rsid="0013b3cc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13b3cc" officeooo:paragraph-rsid="0013b3cc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155221" officeooo:paragraph-rsid="0015522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55221" officeooo:paragraph-rsid="0015522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2ef3" officeooo:paragraph-rsid="00172ef3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819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es aereas para la distribución a baja tensión</text:p>
      <text:p text:style-name="P2"/>
      <text:p text:style-name="P3">Norma <text:span text:style-name="T1"><text:s/>: ITC-BT-06</text:span></text:p>
      <text:p text:style-name="P8"/>
      <text:p text:style-name="P3">Conductores</text:p>
      <text:p text:style-name="P1"/>
      <text:p text:style-name="P1">Los conductores empleados para las redes aéreas séran de cobre, aluminio u otros materiales conductores con propiedades mecanicas y electricas adecuadas.</text:p>
      <text:p text:style-name="P1"/>
      <text:p text:style-name="P3">Conductores aislados</text:p>
      <text:p text:style-name="P3"/>
      <text:p text:style-name="P6">Los conductores aislados serán de tension asignada no inferior a 0.6/1 kV.</text:p>
      <text:p text:style-name="P6"/>
      <text:p text:style-name="P1"><text:span text:style-name="T2">Con un recubrimiento </text:span><text:span text:style-name="T3">que garantice una buena resistencia frente a las acciones de la interperie.</text:span></text:p>
      <text:p text:style-name="P10"/>
      <text:p text:style-name="P10">Deberan satisfacer las exigencias de las norma UNE 21.030 .</text:p>
      <text:p text:style-name="P10"/>
      <text:p text:style-name="P11">La seccion minima permitida en los conductores de aluminio es de 10 mm^2 , para los conductores de aluminio la seccion minima es de 16 mm^2.Para el resto de conductores la seccion minima permitida es la que garantice las mismas prestaciones en cuanto a resistencia mecanica y conductividad de las dadas por el conductor de cobre.</text:p>
      <text:p text:style-name="P11"/>
      <text:p text:style-name="P4">Conductores desnudos</text:p>
      <text:p text:style-name="P4"/>
      <text:p text:style-name="P7">Los conductores desnudos serán resistentes frente a las acciones de la interperie.</text:p>
      <text:p text:style-name="P7"/>
      <text:p text:style-name="P7">Aquellos conductores aislados con una tension nominal inferior a 0.6/1 kV. </text:p>
      <text:p text:style-name="P7"/>
      <text:p text:style-name="P7">Los conductores desnudos presentan una carga de ruptura minina a la traccion de 410 daN ( 1 daN = 9.8 N)</text:p>
      <text:p text:style-name="P7"/>
      <text:p text:style-name="P7">Deben satisfacer las normas UNE 21.012 o UNE 21.018 según se traten de conductores de cobre o aluminio.</text:p>
      <text:p text:style-name="P7"/>
      <text:p text:style-name="P7">Su empleo debe estar debidamente justificado, excluyendo el caso de zonas arboladas o con peligro de incendio.</text:p>
      <text:p text:style-name="P7"/>
      <text:p text:style-name="P5">Cálculo mecánico</text:p>
      <text:p text:style-name="P7"/>
      <text:p text:style-name="P12">El calculo mecanico de los elementos constituyentes de la red se efectuará con los supuestos de acción de las cargas y sobrecargas.</text:p>
      <text:p text:style-name="P12"/>
      <text:p text:style-name="P12">Como cargas permanentes se consideran las cargas verticales debidas al propio peso de los elementos: </text:p>
      <text:p text:style-name="P12">conductores,aisladores,accesorios de sujeccion y apoyos.</text:p>
      <text:p text:style-name="P12"/>
      <text:p text:style-name="P12">Los efectos de sobrecargas motivadas por el hielo se clasifican en 3</text:p>
      <text:list xml:id="list6807212197242149531" text:style-name="L1">
        <text:list-item>
          <text:p text:style-name="P13">Zona A : situadas a menos de 500 m sobre el nivel del mar.No se tendra en cuenta la sobrecarga motivada por el hielo.</text:p>
        </text:list-item>
        <text:list-item>
          <text:p text:style-name="P13">Zona B : situadas a una altura comprendida entre los 500m y 1000m. </text:p>
        </text:list-item>
        <text:list-item>
          <text:p text:style-name="P14"><text:soft-page-break/>Zona C : La situada a una amplitud superior a 1000m</text:p>
        </text:list-item>
      </text:list>
      <text:p text:style-name="P15"/>
      <text:p text:style-name="P16">Según la zona de sobrecarga, se aplicará un factor de carga en funcion del manguito de hielo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7:59:12.334567634</meta:creation-date>
    <meta:generator>LibreOffice/5.1.6.2$Linux_X86_64 LibreOffice_project/10m0$Build-2</meta:generator>
    <dc:date>2019-01-30T20:24:46.290400685</dc:date>
    <meta:editing-duration>PT23M39S</meta:editing-duration>
    <meta:editing-cycles>3</meta:editing-cycles>
    <meta:document-statistic meta:table-count="0" meta:image-count="0" meta:object-count="0" meta:page-count="2" meta:paragraph-count="24" meta:word-count="333" meta:character-count="2005" meta:non-whitespace-character-count="1695"/>
  </office:meta>
</office:document-meta>
</file>